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365cm" fo:margin-left="-0.191cm" fo:margin-top="0cm" fo:margin-bottom="0cm" table:align="left" style:writing-mode="lr-tb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7.863cm"/>
    </style:style>
    <style:style style:name="Таблица1.1" style:family="table-row">
      <style:table-row-properties style:min-row-height="1.035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fo:keep-together="auto"/>
    </style:style>
    <style:style style:name="P1" style:family="paragraph" style:parent-style-name="Text_20_body">
      <style:text-properties officeooo:paragraph-rsid="00214991"/>
    </style:style>
    <style:style style:name="P2" style:family="paragraph" style:parent-style-name="Стиль1">
      <style:paragraph-properties fo:margin-left="0cm" fo:margin-right="0.049cm" fo:text-indent="0cm" style:auto-text-indent="false"/>
    </style:style>
    <style:style style:name="P3" style:family="paragraph" style:parent-style-name="Стиль1">
      <style:paragraph-properties fo:margin-left="0cm" fo:margin-right="0.049cm" fo:text-align="center" style:justify-single-word="false" fo:text-indent="0cm" style:auto-text-indent="false"/>
    </style:style>
    <style:style style:name="P4" style:family="paragraph" style:parent-style-name="Стиль1">
      <style:paragraph-properties fo:margin-left="0cm" fo:margin-right="0.049cm" fo:text-indent="0cm" style:auto-text-indent="false"/>
      <style:text-properties fo:font-size="12pt" style:font-size-asian="12pt"/>
    </style:style>
    <style:style style:name="P5" style:family="paragraph" style:parent-style-name="Стиль1">
      <style:paragraph-properties fo:margin-left="0cm" fo:margin-right="0.049cm" fo:text-align="center" style:justify-single-word="false" fo:text-indent="0cm" style:auto-text-indent="false"/>
      <style:text-properties fo:font-size="12pt" style:font-size-asian="12pt"/>
    </style:style>
    <style:style style:name="P6" style:family="paragraph" style:parent-style-name="Стиль1">
      <style:paragraph-properties fo:margin-left="0cm" fo:margin-right="0.049cm" fo:text-align="center" style:justify-single-word="false" fo:text-indent="0cm" style:auto-text-indent="false"/>
      <style:text-properties fo:font-size="12pt" officeooo:paragraph-rsid="001fb0aa" style:font-size-asian="12pt" style:font-size-complex="12pt"/>
    </style:style>
    <style:style style:name="P7" style:family="paragraph" style:parent-style-name="Стиль1">
      <style:paragraph-properties fo:margin-left="0cm" fo:margin-right="0.049cm" fo:text-indent="0cm" style:auto-text-indent="false"/>
      <style:text-properties fo:color="#000000" fo:font-size="12pt" fo:letter-spacing="-0.002cm" style:font-size-asian="12pt"/>
    </style:style>
    <style:style style:name="P8" style:family="paragraph" style:parent-style-name="Стиль1">
      <style:paragraph-properties fo:margin-left="0cm" fo:margin-right="0.049cm" fo:text-align="center" style:justify-single-word="false" fo:text-indent="0cm" style:auto-text-indent="false"/>
      <style:text-properties officeooo:rsid="001fb0aa" officeooo:paragraph-rsid="001fb0aa"/>
    </style:style>
    <style:style style:name="P9" style:family="paragraph" style:parent-style-name="Стиль1" style:master-page-name="Standard">
      <style:paragraph-properties fo:margin-left="0cm" fo:margin-right="0.049cm" fo:text-align="center" style:justify-single-word="false" fo:text-indent="0cm" style:auto-text-indent="false"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11dcdcf" style:font-size-asian="12pt"/>
    </style:style>
    <style:style style:name="T3" style:family="text">
      <style:text-properties fo:font-size="12pt" fo:font-style="italic" style:font-size-asian="12pt" style:font-style-asian="italic"/>
    </style:style>
    <style:style style:name="T4" style:family="text">
      <style:text-properties fo:font-size="12pt" fo:font-style="italic" style:font-size-asian="12pt" style:font-style-asian="italic" style:font-style-complex="italic"/>
    </style:style>
    <style:style style:name="T5" style:family="text">
      <style:text-properties fo:font-size="12pt" fo:letter-spacing="-0.002cm" style:font-size-asian="12pt"/>
    </style:style>
    <style:style style:name="T6" style:family="text">
      <style:text-properties fo:font-size="12pt" fo:letter-spacing="-0.002cm" officeooo:rsid="001fb0aa" style:font-size-asian="12pt"/>
    </style:style>
    <style:style style:name="T7" style:family="text">
      <style:text-properties fo:font-size="12pt" fo:language="ru" fo:country="RU" fo:font-style="italic" style:font-size-asian="12pt" style:font-style-asian="italic" style:font-name-complex="Times New Roman1" style:font-size-complex="12pt" style:font-style-complex="italic"/>
    </style:style>
    <style:style style:name="T8" style:family="text">
      <style:text-properties fo:font-size="12pt" fo:language="ru" fo:country="RU" fo:font-style="italic" officeooo:rsid="002487b0" style:font-size-asian="12pt" style:font-style-asian="italic" style:font-name-complex="Times New Roman1" style:font-size-complex="12pt" style:font-style-complex="italic"/>
    </style:style>
    <style:style style:name="T9" style:family="text">
      <style:text-properties fo:color="#000000" fo:font-size="12pt" fo:letter-spacing="-0.002cm" style:font-size-asian="12pt"/>
    </style:style>
    <style:style style:name="T10" style:family="text">
      <style:text-properties fo:color="#000000" fo:font-size="12pt" style:text-underline-style="solid" style:text-underline-width="auto" style:text-underline-color="font-color" style:font-size-asian="12pt"/>
    </style:style>
    <style:style style:name="T11" style:family="text">
      <style:text-properties fo:color="#000000" fo:font-size="12pt" style:text-underline-style="solid" style:text-underline-width="auto" style:text-underline-color="font-color" officeooo:rsid="00214991" style:font-size-asian="12pt"/>
    </style:style>
    <style:style style:name="T12" style:family="text">
      <style:text-properties fo:color="#000000" fo:font-size="12pt" style:font-size-asian="12pt"/>
    </style:style>
    <style:style style:name="T13" style:family="text">
      <style:text-properties fo:color="#000000" fo:font-size="12pt" fo:language="en" fo:country="US" style:font-size-asian="12pt"/>
    </style:style>
    <style:style style:name="T14" style:family="text">
      <style:text-properties fo:color="#000000" fo:font-size="12pt" fo:language="en" fo:country="US" style:text-underline-style="solid" style:text-underline-width="auto" style:text-underline-color="font-color" style:font-size-asian="12pt"/>
    </style:style>
    <style:style style:name="T15" style:family="text">
      <style:text-properties fo:color="#000000" fo:font-size="12pt" fo:letter-spacing="0.182cm" style:font-size-asian="12pt"/>
    </style:style>
    <style:style style:name="T16" style:family="text">
      <style:text-properties fo:color="#000000" fo:font-size="12pt" fo:letter-spacing="-0.004cm" style:font-size-asian="12pt"/>
    </style:style>
    <style:style style:name="T17" style:family="text">
      <style:text-properties fo:color="#000000" fo:font-size="10pt" fo:letter-spacing="-0.002cm" style:font-size-asian="10p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name-complex="Times New Roman1" style:font-style-complex="italic"/>
    </style:style>
    <style:style style:name="T20" style:family="text">
      <style:text-properties fo:language="ru" fo:country="RU" fo:font-style="italic" officeooo:rsid="002487b0" style:font-style-asian="italic" style:font-name-complex="Times New Roman1" style:font-style-complex="italic"/>
    </style:style>
    <style:style style:name="T21" style:family="text">
      <style:text-properties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22" style:family="text">
      <style:text-properties fo:font-size="14pt" fo:language="ru" fo:country="RU" fo:font-style="italic" officeooo:rsid="002487b0" style:font-size-asian="14pt" style:font-style-asian="italic" style:font-name-complex="Times New Roman1" style:font-size-complex="14pt" style:font-style-complex="italic"/>
    </style:style>
    <style:style style:name="T23" style:family="text">
      <style:text-properties officeooo:rsid="001fb0aa"/>
    </style:style>
    <style:style style:name="T24" style:family="text">
      <style:text-properties officeooo:rsid="01354389"/>
    </style:style>
    <style:style style:name="T25" style:family="text">
      <style:text-properties officeooo:rsid="0137ce09"/>
    </style:style>
    <style:style style:name="T26" style:family="text">
      <style:text-properties fo:background-color="#ffff00" loext:char-shading-value="0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2149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Отзыв руководителя</text:span></text:p>
      <text:p text:style-name="P3"><text:span text:style-name="T1">на выпускную квалификационную работу бакалавра</text:span></text:p>
      <text:p text:style-name="P3"><text:span text:style-name="T1">направления </text:span></text:p>
      <text:p text:style-name="P3"><text:span text:style-name="T1">«Фундаментальная информатика и информационные технологии»</text:span></text:p>
      <text:p text:style-name="P3"><text:span text:style-name="T1">механико-математического факультета ПГНИУ</text:span></text:p>
      <text:p text:style-name="P8"><text:span text:style-name="T3">Пушкин А.В.</text:span></text:p>
      <text:p text:style-name="P6"><text:span text:style-name="T19">Разработка </text:span><text:span text:style-name="T20">геоинформационной</text:span><text:span text:style-name="T19"> системы </text:span><text:span text:style-name="T20">самоходного роботизированного комплекса.</text:span></text:p>
      <text:p text:style-name="P5"/>
      <text:p text:style-name="Text_20_body"><text:span text:style-name="T5">Выпускная квалификационная работа </text:span><text:span text:style-name="T6">Пушкина</text:span><text:span text:style-name="T5"> А.</text:span><text:span text:style-name="T6">В</text:span><text:span text:style-name="T5">. посвящена вопросам автоматизации задач </text:span><text:span text:style-name="T6">картографирования</text:span><text:span text:style-name="T5">.</text:span></text:p>
      <text:p text:style-name="Text_20_body">В первой главе рассматриваются современные методы картографирования, <text:span text:style-name="T24">с</text:span>равниваются существующие методы картографирования с разрабатываемой ГИС роботизированной платформы, <text:span text:style-name="T24">в</text:span>ыводится ряд причин необходимости данной <text:span text:style-name="T24">разработки.</text:span></text:p>
      <text:p text:style-name="Text_20_body">Вторая глава <text:span text:style-name="T24">посвящена</text:span> <text:span text:style-name="T24">выработке</text:span> методов измерения <text:span text:style-name="T24">расстояния</text:span> до объектов с учетом имеющихся на платформе инструментов, <text:span text:style-name="T24">также</text:span> <text:span text:style-name="T24">предлагается</text:span> алгоритм для нанесения <text:span text:style-name="T24">зданий</text:span> различной формы.</text:p>
      <text:p text:style-name="Text_20_body">В третье<text:span text:style-name="T25">й</text:span> главе производится обзор современных способов распознания образа, <text:span text:style-name="T24">д</text:span>елаются выводы о реализованном на роботе методе распознавания образа.</text:p>
      <text:p text:style-name="Text_20_body">В четвертой главе описана предлагаемая реализация ГИС и системы распознавания образа с учетом уже реализованных алгоритмов глобального и локального построения маршрута.</text:p>
      <text:p text:style-name="Text_20_body">Конечным результатом данной работы является <text:span text:style-name="T27">...</text:span></text:p>
      <text:p text:style-name="Text_20_body">Данная работа может представлять практический интерес для дальнейшего применения в управляющих компаниях для автоматизации процесса сбора данных счетчиков.</text:p>
      <text:p text:style-name="P1">Считаю, что выпускная квалификационная работа <text:span text:style-name="T23">Пушкина</text:span> А.<text:span text:style-name="T23">В</text:span>. на тему «<text:span text:style-name="T18">Разработка геоинформационной системы самоходного роботизированного комплекса</text:span>» удовлетворяет требованиям Государственного образовательного стандарта, предъявляемым к выпускным квалификационным работам для присвоения степени «Бакалавр информационных технологий». Работа выполнена на высоком уровне и заслуживает оценку «<text:span text:style-name="T27">...</text:span>».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text:span text:style-name="T9">Старший преподаватель</text:span></text:p>
          </table:table-cell>
          <table:table-cell table:style-name="Таблица1.A1" office:value-type="string">
            <text:p text:style-name="P2"><text:span text:style-name="T10">_____________________/</text:span><text:span text:style-name="T11">Курушин Д.С.</text:span><text:span text:style-name="T10">/</text:span></text:p>
            <text:p text:style-name="P2"><text:span text:style-name="T9"><text:s text:c="14"/></text:span><text:span text:style-name="T17">(подпись)</text:span></text:p>
          </table:table-cell>
        </table:table-row>
        <table:table-row table:style-name="Таблица1.2">
          <table:table-cell table:style-name="Таблица1.A1" office:value-type="string">
            <text:p text:style-name="P2"><text:span text:style-name="T12">«</text:span><text:span text:style-name="T13">___</text:span><text:span text:style-name="T15">»</text:span><text:span text:style-name="T10"> <text:s/></text:span><text:span text:style-name="T14"> </text:span><text:span text:style-name="T10"> <text:s/></text:span><text:span text:style-name="T14"> </text:span><text:span text:style-name="T10"> <text:s/></text:span><text:span text:style-name="T14"> </text:span><text:span text:style-name="T10"> <text:s/></text:span><text:span text:style-name="T14"> </text:span><text:span text:style-name="T10"> <text:s/></text:span><text:span text:style-name="T14"> </text:span><text:span text:style-name="T10"> <text:s/></text:span><text:span text:style-name="T14"> </text:span><text:span text:style-name="T10"> <text:s/></text:span><text:span text:style-name="T14"> </text:span><text:span text:style-name="T10"> <text:s/></text:span><text:span text:style-name="T14"> </text:span><text:span text:style-name="T10"> </text:span><text:span text:style-name="T14"> </text:span><text:span text:style-name="T10"> <text:s/></text:span><text:span text:style-name="T14"> </text:span><text:span text:style-name="T15"> </text:span><text:span text:style-name="T16">2016 г.</text:span></text:p>
          </table:table-cell>
          <table:table-cell table:style-name="Таблица1.A1" office:value-type="string">
            <text:p text:style-name="P4"/>
          </table:table-cell>
        </table:table-row>
      </table:table>
      <text:p text:style-name="Стиль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20%" fo:text-align="justify" style:justify-single-word="false" fo:hyphenation-ladder-count="no-limit" style:register-true="true" fo:text-indent="1.199cm" style:auto-text-indent="false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1" style:family="paragraph" style:parent-style-name="Standard" style:default-outline-level="">
      <style:paragraph-properties fo:margin-left="0cm" fo:margin-right="0.049cm" fo:line-height="115%" fo:text-align="justify" style:justify-single-word="false" fo:text-indent="1.27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тон Лежнин</meta:initial-creator>
    <meta:editing-cycles>8</meta:editing-cycles>
    <meta:creation-date>2016-06-06T14:51:00</meta:creation-date>
    <dc:date>2016-06-17T10:34:46.383091040</dc:date>
    <meta:editing-duration>PT2H13M59S</meta:editing-duration>
    <meta:generator>LibreOffice/5.1.3.2$Linux_X86_64 LibreOffice_project/10m0$Build-2</meta:generator>
    <meta:document-statistic meta:table-count="1" meta:image-count="0" meta:object-count="0" meta:page-count="1" meta:paragraph-count="19" meta:word-count="190" meta:character-count="1802" meta:non-whitespace-character-count="15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